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shapes>
          <draw:frame draw:z-index="0" draw:style-name="gr1" draw:text-style-name="P1" svg:width="159.99mm" svg:height="89.99mm" svg:x="157.59mm" svg:y="89.63mm">
            <draw:object draw:notify-on-update-of-ranges="Resumo.A23:Resumo.A27 Resumo.B22:Resumo.B22 Resumo.B23:Resumo.B27 Resumo.C22:Resumo.C22 Resumo.C23:Resumo.C27 Resumo.D22:Resumo.D22 Resumo.D23:Resumo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98.33mm" svg:y="5.88mm">
            <draw:object draw:notify-on-update-of-ranges="Resumo.A2:Resumo.A2 Resumo.A3:Resumo.A6 Resumo.B2:Resumo.B2 Resumo.B3:Resumo.B6 Resumo.C2:Resumo.C2 Resumo.C3:Resumo.C6 Resumo.D2:Resumo.D2 Resumo.D3:Resumo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2" office:value-type="string" calcext:value-type="string">
            <text:p>Média de tempo em segundos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Test 1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.506" calcext:value-type="float">
            <text:p>1,506</text:p>
          </table:table-cell>
          <table:table-cell office:value-type="float" office:value="1.63" calcext:value-type="float">
            <text:p>1,63</text:p>
          </table:table-cell>
          <table:table-cell office:value-type="float" office:value="1.386" calcext:value-type="float">
            <text:p>1,386</text:p>
          </table:table-cell>
        </table:table-row>
        <table:table-row table:style-name="ro1">
          <table:table-cell office:value-type="string" calcext:value-type="string">
            <text:p>FindById</text:p>
          </table:table-cell>
          <table:table-cell office:value-type="float" office:value="0.34" calcext:value-type="float">
            <text:p>0,34</text:p>
          </table:table-cell>
          <table:table-cell office:value-type="float" office:value="0.97" calcext:value-type="float">
            <text:p>0,97</text:p>
          </table:table-cell>
          <table:table-cell office:value-type="float" office:value="0.494" calcext:value-type="float">
            <text:p>0,49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1.382" calcext:value-type="float">
            <text:p>1,382</text:p>
          </table:table-cell>
          <table:table-cell office:value-type="float" office:value="6.6" calcext:value-type="float">
            <text:p>6,6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1.29" calcext:value-type="float">
            <text:p>1,29</text:p>
          </table:table-cell>
          <table:table-cell office:value-type="float" office:value="1.1" calcext:value-type="float">
            <text:p>1,1</text:p>
          </table:table-cell>
          <table:table-cell office:value-type="float" office:value="1.577" calcext:value-type="float">
            <text:p>1,577</text:p>
          </table:table-cell>
        </table:table-row>
      </table:table>
      <table:table table:name="JP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UG org.springframework.test.context.BootstrapUtils - Instantiating BootstrapContext using constructor [public org.springframework.test.context.support.DefaultBootstrapContext(java.lang.Class,org.springframework.test.context.CacheAwareContextLoaderDelegate)]</text:p>
          </table:table-cell>
          <table:table-cell/>
        </table:table-row>
        <table:table-row table:style-name="ro1">
          <table:table-cell office:value-type="string" calcext:value-type="string">
            <text:p>21:20:26.550 [main] DEBUG org.springframework.test.context.BootstrapUtils - Instantiating TestContextBootstrapper for test class [com.example.demo.DemoApplicationsTests] from class [org.springframework.boot.test.context.SpringBootTestContextBootstrapper]</text:p>
          </table:table-cell>
          <table:table-cell/>
        </table:table-row>
        <table:table-row table:style-name="ro1">
          <table:table-cell office:value-type="string" calcext:value-type="string">
            <text:p>21:20:26.573 [main] INFO org.springframework.boot.test.context.SpringBootTestContextBootstrapper - Neither @ContextConfiguration nor @ContextHierarchy found for test class [com.example.demo.DemoApplicationsTests], using SpringBootContextLoader</text:p>
          </table:table-cell>
          <table:table-cell/>
        </table:table-row>
        <table:table-row table:style-name="ro1">
          <table:table-cell office:value-type="string" calcext:value-type="string">
            <text:p>21:20:26.585 [main] DEBUG org.springframework.test.context.support.AbstractContextLoader - Did not detect default resource location for test class [com.example.demo.DemoApplicationsTests]: class path resource [com/example/demo/DemoApplicationsTests-context.xml] does not exist</text:p>
          </table:table-cell>
          <table:table-cell/>
        </table:table-row>
        <table:table-row table:style-name="ro1">
          <table:table-cell office:value-type="string" calcext:value-type="string">
            <text:p>21:20:26.590 [main] DEBUG org.springframework.test.context.support.AbstractContextLoader - Did not detect default resource location for test class [com.example.demo.DemoApplicationsTests]: class path resource [com/example/demo/DemoApplicationsTestsContext.groovy] does not exist</text:p>
          </table:table-cell>
          <table:table-cell/>
        </table:table-row>
        <table:table-row table:style-name="ro1">
          <table:table-cell office:value-type="string" calcext:value-type="string">
            <text:p>21:20:26.590 [main] INFO org.springframework.test.context.support.AbstractContextLoader - Could not detect default resource locations for test class [com.example.demo.DemoApplicationsTests]: no resource found for suffixes {-context.xml, Context.groovy}.</text:p>
          </table:table-cell>
          <table:table-cell/>
        </table:table-row>
        <table:table-row table:style-name="ro1">
          <table:table-cell office:value-type="string" calcext:value-type="string">
            <text:p>21:20:26.594 [main] DEBUG org.springframework.test.context.support.AnnotationConfigContextLoaderUtils - Ignoring class [com.example.demo.DemoApplicationsTests$StateInsertOrder]; it must be static, non-private, non-final, and annotated with @Configuration to be considered a default configuration class.</text:p>
          </table:table-cell>
          <table:table-cell/>
        </table:table-row>
        <table:table-row table:style-name="ro1">
          <table:table-cell office:value-type="string" calcext:value-type="string">
            <text:p>21:20:26.595 [main] DEBUG org.springframework.test.context.support.AnnotationConfigContextLoaderUtils - Ignoring class [com.example.demo.DemoApplicationsTests$StateInstanceOrder]; it must be static, non-private, non-final, and annotated with @Configuration to be considered a default configuration class.</text:p>
          </table:table-cell>
          <table:table-cell/>
        </table:table-row>
        <table:table-row table:style-name="ro1">
          <table:table-cell office:value-type="string" calcext:value-type="string">
            <text:p>21:20:26.595 [main] INFO org.springframework.test.context.support.AnnotationConfigContextLoaderUtils - Could not detect default configuration classes for test class [com.example.demo.DemoApplicationsTests]: DemoApplicationsTests does not declare any static, non-private, non-final, nested classes annotated with @Configuration.</text:p>
          </table:table-cell>
          <table:table-cell/>
        </table:table-row>
        <table:table-row table:style-name="ro1">
          <table:table-cell office:value-type="string" calcext:value-type="string">
            <text:p>21:20:26.667 [main] DEBUG org.springframework.test.context.support.ActiveProfilesUtils - Could not find an 'annotation declaring class' for annotation type [org.springframework.test.context.ActiveProfiles] and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6.790 [main] DEBUG org.springframework.context.annotation.ClassPathScanningCandidateComponentProvider - Identified candidate component class: file [/home/janderson/colombo/others-projects/jdbi-benchmark/jpa/target/classes/com/example/demo/JpaApplication.class]</text:p>
          </table:table-cell>
          <table:table-cell/>
        </table:table-row>
        <table:table-row table:style-name="ro1">
          <table:table-cell office:value-type="string" calcext:value-type="string">
            <text:p>21:20:26.797 [main] INFO org.springframework.boot.test.context.SpringBootTestContextBootstrapper - Found @SpringBootConfiguration com.example.demo.JpaApplication for test class com.example.demo.DemoApplicationsTests</text:p>
          </table:table-cell>
          <table:table-cell/>
        </table:table-row>
        <table:table-row table:style-name="ro1">
          <table:table-cell office:value-type="string" calcext:value-type="string">
            <text:p>21:20:26.940 [main] DEBUG org.springframework.boot.test.context.SpringBootTestContextBootstrapper - @TestExecutionListeners is not present for class [com.example.demo.DemoApplicationsTests]: using defaults.</text:p>
          </table:table-cell>
          <table:table-cell/>
        </table:table-row>
        <table:table-row table:style-name="ro1">
          <table:table-cell office:value-type="string" calcext:value-type="string">
            <text:p>21:20:26.941 [main] INFO org.springframework.boot.test.context.SpringBootTestContextBootstrapper - Loaded default TestExecutionListener class names from location [META-INF/spring.factories]: [org.springframework.boot.test.mock.mockito.MockitoTestExecutionListener, org.springframework.boot.test.mock.mockito.ResetMocksTestExecutionListener, org.springframework.boot.test.autoconfigure.restdocs.RestDocsTestExecutionListener, org.springframework.boot.test.autoconfigure.web.client.MockRestServiceServerResetTestExecutionListener, org.springframework.boot.test.autoconfigure.web.servlet.MockMvcPrintOnlyOnFailureTestExecutionListener, org.springframework.boot.test.autoconfigure.web.servlet.WebDriverTestExecutionListener, org.springframework.test.context.web.ServletTestExecutionListener, org.springframework.test.context.support.DirtiesContextBeforeModesTestExecutionListener, org.springframework.test.context.support.DependencyInjectionTestExecutionListener, org.springframework.test.context.support.DirtiesContextTestExecutionListener, org.springframework.test.context.transaction.TransactionalTestExecutionListener, org.springframework.test.context.jdbc.SqlScriptsTestExecutionListener]</text:p>
          </table:table-cell>
          <table:table-cell/>
        </table:table-row>
        <table:table-row table:style-name="ro1">
          <table:table-cell office:value-type="string" calcext:value-type="string">
            <text:p>21:20:26.950 [main] DEBUG org.springframework.boot.test.context.SpringBootTestContextBootstrapper - Skipping candidate TestExecutionListener [org.springframework.test.context.web.ServletTestExecutionListener] due to a missing dependency. Specify custom listener classes or make the default listener classes and their required dependencies available. Offending class: [javax/servlet/ServletContext]</text:p>
          </table:table-cell>
          <table:table-cell/>
        </table:table-row>
        <table:table-row table:style-name="ro1">
          <table:table-cell office:value-type="string" calcext:value-type="string">
            <text:p>21:20:26.967 [main] INFO org.springframework.boot.test.context.SpringBootTestContextBootstrapper - Using TestExecutionListeners: [org.springframework.test.context.support.DirtiesContextBeforeModesTestExecutionListener@5609159b, org.springframework.boot.test.mock.mockito.MockitoTestExecutionListener@2118cddf, org.springframework.boot.test.autoconfigure.SpringBootDependencyInjectionTestExecutionListener@17a7f733, org.springframework.test.context.support.DirtiesContextTestExecutionListener@68567e20, org.springframework.test.context.transaction.TransactionalTestExecutionListener@76ed1b7c, org.springframework.test.context.jdbc.SqlScriptsTestExecutionListener@11fc564b, org.springframework.boot.test.mock.mockito.ResetMocksTestExecutionListener@394a2528, org.springframework.boot.test.autoconfigure.restdocs.RestDocsTestExecutionListener@6236eb5f, org.springframework.boot.test.autoconfigure.web.client.MockRestServiceServerResetTestExecutionListener@7c1e2a9e, org.springframework.boot.test.autoconfigure.web.servlet.MockMvcPrintOnlyOnFailureTestExecutionListener@fa36558, org.springframework.boot.test.autoconfigure.web.servlet.WebDriverTestExecutionListener@672872e1]</text:p>
          </table:table-cell>
          <table:table-cell/>
        </table:table-row>
        <table:table-row table:style-name="ro1">
          <table:table-cell office:value-type="string" calcext:value-type="string">
            <text:p>21:20:26.982 [main] DEBUG org.springframework.test.annotation.ProfileValueUtils - Retrieved @ProfileValueSourceConfiguration [null] for test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6.982 [main] DEBUG org.springframework.test.annotation.ProfileValueUtils - Retrieved ProfileValueSource type [class org.springframework.test.annotation.SystemProfileValueSource] for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7.018 [main] DEBUG org.springframework.test.annotation.ProfileValueUtils - Retrieved @ProfileValueSourceConfiguration [null] for test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7.019 [main] DEBUG org.springframework.test.annotation.ProfileValueUtils - Retrieved ProfileValueSource type [class org.springframework.test.annotation.SystemProfileValueSource] for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7.020 [main] DEBUG org.springframework.test.annotation.ProfileValueUtils - Retrieved @ProfileValueSourceConfiguration [null] for test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7.020 [main] DEBUG org.springframework.test.annotation.ProfileValueUtils - Retrieved ProfileValueSource type [class org.springframework.test.annotation.SystemProfileValueSource] for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7.022 [main] DEBUG org.springframework.test.annotation.ProfileValueUtils - Retrieved @ProfileValueSourceConfiguration [null] for test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7.022 [main] DEBUG org.springframework.test.annotation.ProfileValueUtils - Retrieved ProfileValueSource type [class org.springframework.test.annotation.SystemProfileValueSource] for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7.032 [main] DEBUG org.springframework.test.context.support.AbstractDirtiesContextTestExecutionListener - Before test class: context [DefaultTestContext@62e7f11d testClass = DemoApplicationsTests, testInstance = [null], testMethod = [null], testException = [null], mergedContextConfiguration = [MergedContextConfiguration@503d687a testClass = DemoApplicationsTests, locations = '{}', classes = '{class com.example.demo.Jpa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5e57643e, org.springframework.boot.test.json.DuplicateJsonObjectContextCustomizerFactory$DuplicateJsonObjectContextCustomizer@1ad282e0, org.springframework.boot.test.mock.mockito.MockitoContextCustomizer@0, org.springframework.boot.test.web.client.TestRestTemplateContextCustomizer@40f08448, org.springframework.boot.test.autoconfigure.properties.PropertyMappingContextCustomizer@0, org.springframework.boot.test.autoconfigure.web.servlet.WebDriverContextCustomizerFactory$Customizer@7fad8c79], contextLoader = 'org.springframework.boot.test.context.SpringBootContextLoader', parent = [null]], attributes = map[[empty]]], class annotated with @DirtiesContext [false] with mode [null].</text:p>
          </table:table-cell>
          <table:table-cell/>
        </table:table-row>
        <table:table-row table:style-name="ro1">
          <table:table-cell office:value-type="string" calcext:value-type="string">
            <text:p>21:20:27.034 [main] DEBUG org.springframework.test.annotation.ProfileValueUtils - Retrieved @ProfileValueSourceConfiguration [null] for test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7.034 [main] DEBUG org.springframework.test.annotation.ProfileValueUtils - Retrieved ProfileValueSource type [class org.springframework.test.annotation.SystemProfileValueSource] for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1:20:27.040 [main] DEBUG org.springframework.test.context.support.DependencyInjectionTestExecutionListener - Performing dependency injection for test context [[DefaultTestContext@62e7f11d testClass = DemoApplicationsTests, testInstance = com.example.demo.DemoApplicationsTests@3d1cfad4, testMethod = [null], testException = [null], mergedContextConfiguration = [MergedContextConfiguration@503d687a testClass = DemoApplicationsTests, locations = '{}', classes = '{class com.example.demo.Jpa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5e57643e, org.springframework.boot.test.json.DuplicateJsonObjectContextCustomizerFactory$DuplicateJsonObjectContextCustomizer@1ad282e0, org.springframework.boot.test.mock.mockito.MockitoContextCustomizer@0, org.springframework.boot.test.web.client.TestRestTemplateContextCustomizer@40f08448, org.springframework.boot.test.autoconfigure.properties.PropertyMappingContextCustomizer@0, org.springframework.boot.test.autoconfigure.web.servlet.WebDriverContextCustomizerFactory$Customizer@7fad8c79], contextLoader = 'org.springframework.boot.test.context.SpringBootContextLoader', parent = [null]], attributes = map[[empty]]]].</text:p>
          </table:table-cell>
          <table:table-cell/>
        </table:table-row>
        <table:table-row table:style-name="ro1">
          <table:table-cell office:value-type="string" calcext:value-type="string">
            <text:p>21:20:27.107 [main] DEBUG org.springframework.test.context.support.TestPropertySourceUtils - Adding inlined properties to environment: {spring.jmx.enabled=false, org.springframework.boot.test.context.SpringBootTestContextBootstrapper=true, server.port=-1}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2"/>. <text:s text:c="2"/>____ <text:s text:c="9"/>_ <text:s text:c="11"/>__ _ _</text:p>
          </table:table-cell>
          <table:table-cell/>
        </table:table-row>
        <table:table-row table:style-name="ro1">
          <table:table-cell office:value-type="string" calcext:value-type="string">
            <text:p><text:s/>/\\ / ___'_ __ _ _(_)_ __ <text:s/>__ _ \ \ \ \</text:p>
          </table:table-cell>
          <table:table-cell/>
        </table:table-row>
        <table:table-row table:style-name="ro1">
          <table:table-cell office:value-type="string" calcext:value-type="string">
            <text:p>( ( )\___ | '_ | '_| | '_ \/ _` | \ \ \ \</text:p>
          </table:table-cell>
          <table:table-cell/>
        </table:table-row>
        <table:table-row table:style-name="ro1">
          <table:table-cell office:value-type="string" calcext:value-type="string">
            <text:p><text:s/>\\/ <text:s/>___)| |_)| | | | | || (_| | <text:s/>) ) ) )</text:p>
          </table:table-cell>
          <table:table-cell/>
        </table:table-row>
        <table:table-row table:style-name="ro1">
          <table:table-cell office:value-type="string" calcext:value-type="string">
            <text:p><text:s text:c="2"/>' <text:s/>|____| .__|_| |_|_| |_\__, | / / / /</text:p>
          </table:table-cell>
          <table:table-cell/>
        </table:table-row>
        <table:table-row table:style-name="ro1">
          <table:table-cell office:value-type="string" calcext:value-type="string">
            <text:p><text:s/>=========|_|==============|___/=/_/_/_/</text:p>
          </table:table-cell>
          <table:table-cell/>
        </table:table-row>
        <table:table-row table:style-name="ro1">
          <table:table-cell office:value-type="string" calcext:value-type="string">
            <text:p><text:s/>:: Spring Boot :: <text:s text:c="7"/>(v2.1.8.RELEASE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0-08-18 21:20:27.767 <text:s/>INFO 17667 --- [ <text:s text:c="10"/>main] com.example.demo.DemoApplicationsTests <text:s text:c="2"/>: Starting DemoApplicationsTests on nb-003846 with PID 17667 (started by janderson in /home/janderson/colombo/others-projects/jdbi-benchmark/jpa)</text:p>
          </table:table-cell>
          <table:table-cell/>
        </table:table-row>
        <table:table-row table:style-name="ro1">
          <table:table-cell office:value-type="string" calcext:value-type="string">
            <text:p>2020-08-18 21:20:27.769 <text:s/>INFO 17667 --- [ <text:s text:c="10"/>main] com.example.demo.DemoApplicationsTests <text:s text:c="2"/>: No active profile set, falling back to default profiles: default</text:p>
          </table:table-cell>
          <table:table-cell/>
        </table:table-row>
        <table:table-row table:style-name="ro1">
          <table:table-cell office:value-type="string" calcext:value-type="string">
            <text:p>2020-08-18 21:20:29.352 <text:s/>INFO 17667 --- [ <text:s text:c="10"/>main] .s.d.r.c.RepositoryConfigurationDelegate : Bootstrapping Spring Data repositories in DEFAULT mode.</text:p>
          </table:table-cell>
          <table:table-cell/>
        </table:table-row>
        <table:table-row table:style-name="ro1">
          <table:table-cell office:value-type="string" calcext:value-type="string">
            <text:p>2020-08-18 21:20:29.651 <text:s/>INFO 17667 --- [ <text:s text:c="10"/>main] .s.d.r.c.RepositoryConfigurationDelegate : Finished Spring Data repository scanning in 264ms. Found 1 repository interfaces.</text:p>
          </table:table-cell>
          <table:table-cell/>
        </table:table-row>
        <table:table-row table:style-name="ro1">
          <table:table-cell office:value-type="string" calcext:value-type="string">
            <text:p>2020-08-18 21:20:30.791 <text:s/>INFO 17667 --- [ <text:s text:c="10"/>main] com.zaxxer.hikari.HikariDataSource <text:s text:c="6"/>: HikariPool-1 - Starting...</text:p>
          </table:table-cell>
          <table:table-cell/>
        </table:table-row>
        <table:table-row table:style-name="ro1">
          <table:table-cell office:value-type="string" calcext:value-type="string">
            <text:p>2020-08-18 21:20:30.925 <text:s/>INFO 17667 --- [ <text:s text:c="10"/>main] com.zaxxer.hikari.HikariDataSource <text:s text:c="6"/>: HikariPool-1 - Start completed.</text:p>
          </table:table-cell>
          <table:table-cell/>
        </table:table-row>
        <table:table-row table:style-name="ro1">
          <table:table-cell office:value-type="string" calcext:value-type="string">
            <text:p>2020-08-18 21:20:31.171 <text:s/>INFO 17667 --- [ <text:s text:c="10"/>main] o.hibernate.jpa.internal.util.LogHelper <text:s/>: HHH000204: Processing PersistenceUnitInfo [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: default</text:p>
          </table:table-cell>
        </table:table-row>
        <table:table-row table:style-name="ro1">
          <table:table-cell/>
          <table:table-cell office:value-type="string" calcext:value-type="string">
            <text:p>...]</text:p>
          </table:table-cell>
        </table:table-row>
        <table:table-row table:style-name="ro1">
          <table:table-cell office:value-type="string" calcext:value-type="string">
            <text:p>2020-08-18 21:20:31.247 <text:s/>INFO 17667 --- [ <text:s text:c="10"/>main] org.hibernate.Version <text:s text:c="19"/>: HHH000412: Hibernate Core {5.3.11.Final}</text:p>
          </table:table-cell>
          <table:table-cell/>
        </table:table-row>
        <table:table-row table:style-name="ro1">
          <table:table-cell office:value-type="string" calcext:value-type="string">
            <text:p>2020-08-18 21:20:31.249 <text:s/>INFO 17667 --- [ <text:s text:c="10"/>main] org.hibernate.cfg.Environment <text:s text:c="11"/>: HHH000206: hibernate.properties not found</text:p>
          </table:table-cell>
          <table:table-cell/>
        </table:table-row>
        <table:table-row table:style-name="ro1">
          <table:table-cell office:value-type="string" calcext:value-type="string">
            <text:p>2020-08-18 21:20:31.491 <text:s/>INFO 17667 --- [ <text:s text:c="10"/>main] o.hibernate.annotations.common.Version <text:s text:c="2"/>: HCANN000001: Hibernate Commons Annotations {5.0.4.Final}</text:p>
          </table:table-cell>
          <table:table-cell/>
        </table:table-row>
        <table:table-row table:style-name="ro1">
          <table:table-cell office:value-type="string" calcext:value-type="string">
            <text:p>2020-08-18 21:20:31.721 <text:s/>INFO 17667 --- [ <text:s text:c="10"/>main] org.hibernate.dialect.Dialect <text:s text:c="11"/>: HHH000400: Using dialect: org.hibernate.dialect.PostgreSQL95Dialect</text:p>
          </table:table-cell>
          <table:table-cell/>
        </table:table-row>
        <table:table-row table:style-name="ro1">
          <table:table-cell office:value-type="string" calcext:value-type="string">
            <text:p>2020-08-18 21:20:32.098 <text:s/>INFO 17667 --- [ <text:s text:c="10"/>main] o.h.e.j.e.i.LobCreatorBuilderImpl <text:s text:c="7"/>: HHH000421: Disabling contextual LOB creation as hibernate.jdbc.lob.non_contextual_creation is true</text:p>
          </table:table-cell>
          <table:table-cell/>
        </table:table-row>
        <table:table-row table:style-name="ro1">
          <table:table-cell office:value-type="string" calcext:value-type="string">
            <text:p>2020-08-18 21:20:32.113 <text:s/>INFO 17667 --- [ <text:s text:c="10"/>main] org.hibernate.type.BasicTypeRegistry <text:s text:c="4"/>: HHH000270: Type registration [java.util.UUID] overrides previous : org.hibernate.type.UUIDBinaryType@45e617c4</text:p>
          </table:table-cell>
          <table:table-cell/>
        </table:table-row>
        <table:table-row table:style-name="ro1">
          <table:table-cell office:value-type="string" calcext:value-type="string">
            <text:p>2020-08-18 21:20:32.736 <text:s/>INFO 17667 --- [ <text:s text:c="10"/>main] j.LocalContainerEntityManagerFactoryBean : Initialized JPA EntityManagerFactory for persistence unit 'default'</text:p>
          </table:table-cell>
          <table:table-cell/>
        </table:table-row>
        <table:table-row table:style-name="ro1">
          <table:table-cell office:value-type="string" calcext:value-type="string">
            <text:p>2020-08-18 21:20:33.243 <text:s/>INFO 17667 --- [ <text:s text:c="10"/>main] com.example.demo.DemoApplicationsTests <text:s text:c="2"/>: Started DemoApplicationsTests in 6.135 seconds (JVM running for 7.522)</text:p>
          </table:table-cell>
          <table:table-cell/>
        </table:table-row>
        <table:table-row table:style-name="ro1">
          <table:table-cell office:value-type="string" calcext:value-type="string">
            <text:p>WARNING: An illegal reflective access operation has occurred</text:p>
          </table:table-cell>
          <table:table-cell/>
        </table:table-row>
        <table:table-row table:style-name="ro1">
          <table:table-cell office:value-type="string" calcext:value-type="string">
            <text:p>WARNING: Illegal reflective access by org.openjdk.jmh.util.Utils (file:/home/janderson/.m2/repository/org/openjdk/jmh/jmh-core/1.22/jmh-core-1.22.jar) to field java.io.PrintStream.charOut</text:p>
          </table:table-cell>
          <table:table-cell/>
        </table:table-row>
        <table:table-row table:style-name="ro1">
          <table:table-cell office:value-type="string" calcext:value-type="string">
            <text:p>WARNING: Please consider reporting this to the maintainers of org.openjdk.jmh.util.Utils</text:p>
          </table:table-cell>
          <table:table-cell/>
        </table:table-row>
        <table:table-row table:style-name="ro1">
          <table:table-cell office:value-type="string" calcext:value-type="string">
            <text:p>WARNING: Use --illegal-access=warn to enable warnings of further illegal reflective access operations</text:p>
          </table:table-cell>
          <table:table-cell/>
        </table:table-row>
        <table:table-row table:style-name="ro1">
          <table:table-cell office:value-type="string" calcext:value-type="string">
            <text:p>WARNING: All illegal access operations will be denied in a future release</text:p>
          </table:table-cell>
          <table:table-cell/>
        </table:table-row>
        <table:table-row table:style-name="ro1">
          <table:table-cell office:value-type="string" calcext:value-type="string">
            <text:p># JMH version: 1.22</text:p>
          </table:table-cell>
          <table:table-cell/>
        </table:table-row>
        <table:table-row table:style-name="ro1">
          <table:table-cell office:value-type="string" calcext:value-type="string">
            <text:p># VM version: JDK 14, OpenJDK 64-Bit Server VM, 14+36-1461</text:p>
          </table:table-cell>
          <table:table-cell/>
        </table:table-row>
        <table:table-row table:style-name="ro1">
          <table:table-cell office:value-type="string" calcext:value-type="string">
            <text:p># VM invoker: /usr/lib/jvm/openjdk-14/bin/java</text:p>
          </table:table-cell>
          <table:table-cell/>
        </table:table-row>
        <table:table-row table:style-name="ro1">
          <table:table-cell office:value-type="string" calcext:value-type="string">
            <text:p># VM options: -Dvisualvm.id=7886047680606 -ea -Didea.test.cyclic.buffer.size=1048576 -javaagent:/snap/intellij-idea-community/246/lib/idea_rt.jar=34375:/snap/intellij-idea-community/246/bin -Dfile.encoding=UTF-8</text:p>
          </table:table-cell>
          <table:table-cell/>
        </table:table-row>
        <table:table-row table:style-name="ro1">
          <table:table-cell office:value-type="string" calcext:value-type="string">
            <text:p># Warmup: 3 iterations, 10 s each</text:p>
          </table:table-cell>
          <table:table-cell/>
        </table:table-row>
        <table:table-row table:style-name="ro1">
          <table:table-cell office:value-type="string" calcext:value-type="string">
            <text:p># Measurement: 10 iterations, 10 s each</text:p>
          </table:table-cell>
          <table:table-cell/>
        </table:table-row>
        <table:table-row table:style-name="ro1">
          <table:table-cell office:value-type="string" calcext:value-type="string">
            <text:p># Timeout: 10 min per iteration</text:p>
          </table:table-cell>
          <table:table-cell/>
        </table:table-row>
        <table:table-row table:style-name="ro1">
          <table:table-cell office:value-type="string" calcext:value-type="string">
            <text:p># Threads: 1 thread, will synchronize iterations</text:p>
          </table:table-cell>
          <table:table-cell/>
        </table:table-row>
        <table:table-row table:style-name="ro1">
          <table:table-cell office:value-type="string" calcext:value-type="string">
            <text:p># Benchmark mode: Average time, time/op</text:p>
          </table:table-cell>
          <table:table-cell/>
        </table:table-row>
        <table:table-row table:style-name="ro1">
          <table:table-cell office:value-type="string" calcext:value-type="string">
            <text:p># Benchmark: com.example.demo.DemoApplicationsTests.deleteBy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Run progress: 0,00% complete, ETA 00:08:40</text:p>
          </table:table-cell>
          <table:table-cell/>
        </table:table-row>
        <table:table-row table:style-name="ro1">
          <table:table-cell office:value-type="string" calcext:value-type="string">
            <text:p># Fork: N/A, test runs in the host VM</text:p>
          </table:table-cell>
          <table:table-cell/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  <table:table-cell/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1: 2,449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2: 1,682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3: 1,876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1: 1,628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2: 1,499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3: 1,676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4: 1,414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5: 1,687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6: 1,470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7: 1,395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8: 1,377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9: 1,678 ms/op</text:p>
          </table:table-cell>
          <table:table-cell/>
        </table:table-row>
        <table:table-row table:style-name="ro1">
          <table:table-cell office:value-type="string" calcext:value-type="string">
            <text:p>Iteration <text:s/>10: 1,947 ms/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 "com.example.demo.DemoApplicationsTests.deleteById":</text:p>
          </table:table-cell>
          <table:table-cell/>
        </table:table-row>
        <table:table-row table:style-name="ro1">
          <table:table-cell office:value-type="string" calcext:value-type="string">
            <text:p><text:s text:c="2"/>1,577 ±(99.9%) 0,271 ms/op [Average]</text:p>
          </table:table-cell>
          <table:table-cell/>
        </table:table-row>
        <table:table-row table:style-name="ro1">
          <table:table-cell office:value-type="string" calcext:value-type="string">
            <text:p><text:s text:c="2"/>(min, avg, max) = (1,377, 1,577, 1,947), stdev = 0,179</text:p>
          </table:table-cell>
          <table:table-cell/>
        </table:table-row>
        <table:table-row table:style-name="ro1">
          <table:table-cell office:value-type="string" calcext:value-type="string">
            <text:p><text:s text:c="2"/>CI (99.9%): [1,306, 1,848] (assumes normal distribution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# JMH version: 1.22</text:p>
          </table:table-cell>
          <table:table-cell/>
        </table:table-row>
        <table:table-row table:style-name="ro1">
          <table:table-cell office:value-type="string" calcext:value-type="string">
            <text:p># VM version: JDK 14, OpenJDK 64-Bit Server VM, 14+36-1461</text:p>
          </table:table-cell>
          <table:table-cell/>
        </table:table-row>
        <table:table-row table:style-name="ro1">
          <table:table-cell office:value-type="string" calcext:value-type="string">
            <text:p># VM invoker: /usr/lib/jvm/openjdk-14/bin/java</text:p>
          </table:table-cell>
          <table:table-cell/>
        </table:table-row>
        <table:table-row table:style-name="ro1">
          <table:table-cell office:value-type="string" calcext:value-type="string">
            <text:p># VM options: -Dvisualvm.id=7886047680606 -ea -Didea.test.cyclic.buffer.size=1048576 -javaagent:/snap/intellij-idea-community/246/lib/idea_rt.jar=34375:/snap/intellij-idea-community/246/bin -Dfile.encoding=UTF-8</text:p>
          </table:table-cell>
          <table:table-cell/>
        </table:table-row>
        <table:table-row table:style-name="ro1">
          <table:table-cell office:value-type="string" calcext:value-type="string">
            <text:p># Warmup: 3 iterations, 10 s each</text:p>
          </table:table-cell>
          <table:table-cell/>
        </table:table-row>
        <table:table-row table:style-name="ro1">
          <table:table-cell office:value-type="string" calcext:value-type="string">
            <text:p># Measurement: 10 iterations, 10 s each</text:p>
          </table:table-cell>
          <table:table-cell/>
        </table:table-row>
        <table:table-row table:style-name="ro1">
          <table:table-cell office:value-type="string" calcext:value-type="string">
            <text:p># Timeout: 10 min per iteration</text:p>
          </table:table-cell>
          <table:table-cell/>
        </table:table-row>
        <table:table-row table:style-name="ro1">
          <table:table-cell office:value-type="string" calcext:value-type="string">
            <text:p># Threads: 1 thread, will synchronize iterations</text:p>
          </table:table-cell>
          <table:table-cell/>
        </table:table-row>
        <table:table-row table:style-name="ro1">
          <table:table-cell office:value-type="string" calcext:value-type="string">
            <text:p># Benchmark mode: Average time, time/op</text:p>
          </table:table-cell>
          <table:table-cell/>
        </table:table-row>
        <table:table-row table:style-name="ro1">
          <table:table-cell office:value-type="string" calcext:value-type="string">
            <text:p># Benchmark: com.example.demo.DemoApplicationsTests.findBy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Run progress: 25,00% complete, ETA 00:06:57</text:p>
          </table:table-cell>
          <table:table-cell/>
        </table:table-row>
        <table:table-row table:style-name="ro1">
          <table:table-cell office:value-type="string" calcext:value-type="string">
            <text:p># Fork: N/A, test runs in the host VM</text:p>
          </table:table-cell>
          <table:table-cell/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  <table:table-cell/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1: 0,562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2: 0,493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3: 0,496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1: 0,496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2: 0,500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3: 0,487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4: 0,514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5: 0,490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6: 0,492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7: 0,491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8: 0,493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9: 0,494 ms/op</text:p>
          </table:table-cell>
          <table:table-cell/>
        </table:table-row>
        <table:table-row table:style-name="ro1">
          <table:table-cell office:value-type="string" calcext:value-type="string">
            <text:p>Iteration <text:s/>10: 0,484 ms/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 "com.example.demo.DemoApplicationsTests.findById":</text:p>
          </table:table-cell>
          <table:table-cell/>
        </table:table-row>
        <table:table-row table:style-name="ro1">
          <table:table-cell office:value-type="string" calcext:value-type="string">
            <text:p><text:s text:c="2"/>0,494 ±(99.9%) 0,013 ms/op [Average]</text:p>
          </table:table-cell>
          <table:table-cell/>
        </table:table-row>
        <table:table-row table:style-name="ro1">
          <table:table-cell office:value-type="string" calcext:value-type="string">
            <text:p><text:s text:c="2"/>(min, avg, max) = (0,484, 0,494, 0,514), stdev = 0,008</text:p>
          </table:table-cell>
          <table:table-cell/>
        </table:table-row>
        <table:table-row table:style-name="ro1">
          <table:table-cell office:value-type="string" calcext:value-type="string">
            <text:p><text:s text:c="2"/>CI (99.9%): [0,482, 0,507] (assumes normal distribution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# JMH version: 1.22</text:p>
          </table:table-cell>
          <table:table-cell/>
        </table:table-row>
        <table:table-row table:style-name="ro1">
          <table:table-cell office:value-type="string" calcext:value-type="string">
            <text:p># VM version: JDK 14, OpenJDK 64-Bit Server VM, 14+36-1461</text:p>
          </table:table-cell>
          <table:table-cell/>
        </table:table-row>
        <table:table-row table:style-name="ro1">
          <table:table-cell office:value-type="string" calcext:value-type="string">
            <text:p># VM invoker: /usr/lib/jvm/openjdk-14/bin/java</text:p>
          </table:table-cell>
          <table:table-cell/>
        </table:table-row>
        <table:table-row table:style-name="ro1">
          <table:table-cell office:value-type="string" calcext:value-type="string">
            <text:p># VM options: -Dvisualvm.id=7886047680606 -ea -Didea.test.cyclic.buffer.size=1048576 -javaagent:/snap/intellij-idea-community/246/lib/idea_rt.jar=34375:/snap/intellij-idea-community/246/bin -Dfile.encoding=UTF-8</text:p>
          </table:table-cell>
          <table:table-cell/>
        </table:table-row>
        <table:table-row table:style-name="ro1">
          <table:table-cell office:value-type="string" calcext:value-type="string">
            <text:p># Warmup: 3 iterations, 10 s each</text:p>
          </table:table-cell>
          <table:table-cell/>
        </table:table-row>
        <table:table-row table:style-name="ro1">
          <table:table-cell office:value-type="string" calcext:value-type="string">
            <text:p># Measurement: 10 iterations, 10 s each</text:p>
          </table:table-cell>
          <table:table-cell/>
        </table:table-row>
        <table:table-row table:style-name="ro1">
          <table:table-cell office:value-type="string" calcext:value-type="string">
            <text:p># Timeout: 10 min per iteration</text:p>
          </table:table-cell>
          <table:table-cell/>
        </table:table-row>
        <table:table-row table:style-name="ro1">
          <table:table-cell office:value-type="string" calcext:value-type="string">
            <text:p># Threads: 1 thread, will synchronize iterations</text:p>
          </table:table-cell>
          <table:table-cell/>
        </table:table-row>
        <table:table-row table:style-name="ro1">
          <table:table-cell office:value-type="string" calcext:value-type="string">
            <text:p># Benchmark mode: Average time, time/op</text:p>
          </table:table-cell>
          <table:table-cell/>
        </table:table-row>
        <table:table-row table:style-name="ro1">
          <table:table-cell office:value-type="string" calcext:value-type="string">
            <text:p># Benchmark: com.example.demo.DemoApplicationsTests.inser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Run progress: 50,00% complete, ETA 00:04:37</text:p>
          </table:table-cell>
          <table:table-cell/>
        </table:table-row>
        <table:table-row table:style-name="ro1">
          <table:table-cell office:value-type="string" calcext:value-type="string">
            <text:p># Fork: N/A, test runs in the host VM</text:p>
          </table:table-cell>
          <table:table-cell/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  <table:table-cell/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1: 1,311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2: 1,247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3: 1,263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1: 1,283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2: 1,265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3: 1,297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4: 1,362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5: 1,285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6: 1,266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7: 1,687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8: 1,286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9: 1,575 ms/op</text:p>
          </table:table-cell>
          <table:table-cell/>
        </table:table-row>
        <table:table-row table:style-name="ro1">
          <table:table-cell office:value-type="string" calcext:value-type="string">
            <text:p>Iteration <text:s/>10: 1,552 ms/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 "com.example.demo.DemoApplicationsTests.insert":</text:p>
          </table:table-cell>
          <table:table-cell/>
        </table:table-row>
        <table:table-row table:style-name="ro1">
          <table:table-cell office:value-type="string" calcext:value-type="string">
            <text:p><text:s text:c="2"/>1,386 ±(99.9%) 0,238 ms/op [Average]</text:p>
          </table:table-cell>
          <table:table-cell/>
        </table:table-row>
        <table:table-row table:style-name="ro1">
          <table:table-cell office:value-type="string" calcext:value-type="string">
            <text:p><text:s text:c="2"/>(min, avg, max) = (1,265, 1,386, 1,687), stdev = 0,157</text:p>
          </table:table-cell>
          <table:table-cell/>
        </table:table-row>
        <table:table-row table:style-name="ro1">
          <table:table-cell office:value-type="string" calcext:value-type="string">
            <text:p><text:s text:c="2"/>CI (99.9%): [1,148, 1,623] (assumes normal distribution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# JMH version: 1.22</text:p>
          </table:table-cell>
          <table:table-cell/>
        </table:table-row>
        <table:table-row table:style-name="ro1">
          <table:table-cell office:value-type="string" calcext:value-type="string">
            <text:p># VM version: JDK 14, OpenJDK 64-Bit Server VM, 14+36-1461</text:p>
          </table:table-cell>
          <table:table-cell/>
        </table:table-row>
        <table:table-row table:style-name="ro1">
          <table:table-cell office:value-type="string" calcext:value-type="string">
            <text:p># VM invoker: /usr/lib/jvm/openjdk-14/bin/java</text:p>
          </table:table-cell>
          <table:table-cell/>
        </table:table-row>
        <table:table-row table:style-name="ro1">
          <table:table-cell office:value-type="string" calcext:value-type="string">
            <text:p># VM options: -Dvisualvm.id=7886047680606 -ea -Didea.test.cyclic.buffer.size=1048576 -javaagent:/snap/intellij-idea-community/246/lib/idea_rt.jar=34375:/snap/intellij-idea-community/246/bin -Dfile.encoding=UTF-8</text:p>
          </table:table-cell>
          <table:table-cell/>
        </table:table-row>
        <table:table-row table:style-name="ro1">
          <table:table-cell office:value-type="string" calcext:value-type="string">
            <text:p># Warmup: 3 iterations, 10 s each</text:p>
          </table:table-cell>
          <table:table-cell/>
        </table:table-row>
        <table:table-row table:style-name="ro1">
          <table:table-cell office:value-type="string" calcext:value-type="string">
            <text:p># Measurement: 10 iterations, 10 s each</text:p>
          </table:table-cell>
          <table:table-cell/>
        </table:table-row>
        <table:table-row table:style-name="ro1">
          <table:table-cell office:value-type="string" calcext:value-type="string">
            <text:p># Timeout: 10 min per iteration</text:p>
          </table:table-cell>
          <table:table-cell/>
        </table:table-row>
        <table:table-row table:style-name="ro1">
          <table:table-cell office:value-type="string" calcext:value-type="string">
            <text:p># Threads: 1 thread, will synchronize iterations</text:p>
          </table:table-cell>
          <table:table-cell/>
        </table:table-row>
        <table:table-row table:style-name="ro1">
          <table:table-cell office:value-type="string" calcext:value-type="string">
            <text:p># Benchmark mode: Average time, time/op</text:p>
          </table:table-cell>
          <table:table-cell/>
        </table:table-row>
        <table:table-row table:style-name="ro1">
          <table:table-cell office:value-type="string" calcext:value-type="string">
            <text:p># Benchmark: com.example.demo.DemoApplicationsTests.upda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Run progress: 75,00% complete, ETA 00:02:18</text:p>
          </table:table-cell>
          <table:table-cell/>
        </table:table-row>
        <table:table-row table:style-name="ro1">
          <table:table-cell office:value-type="string" calcext:value-type="string">
            <text:p># Fork: N/A, test runs in the host VM</text:p>
          </table:table-cell>
          <table:table-cell/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  <table:table-cell/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1: 1,705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2: 1,586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3: 1,712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1: 1,752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2: 1,467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3: 1,761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4: 1,375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5: 1,441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6: 1,403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7: 1,369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8: 1,425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9: 1,389 ms/op</text:p>
          </table:table-cell>
          <table:table-cell/>
        </table:table-row>
        <table:table-row table:style-name="ro1">
          <table:table-cell office:value-type="string" calcext:value-type="string">
            <text:p>Iteration <text:s/>10: 1,420 ms/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 "com.example.demo.DemoApplicationsTests.update":</text:p>
          </table:table-cell>
          <table:table-cell/>
        </table:table-row>
        <table:table-row table:style-name="ro1">
          <table:table-cell office:value-type="string" calcext:value-type="string">
            <text:p><text:s text:c="2"/>1,480 ±(99.9%) 0,225 ms/op [Average]</text:p>
          </table:table-cell>
          <table:table-cell/>
        </table:table-row>
        <table:table-row table:style-name="ro1">
          <table:table-cell office:value-type="string" calcext:value-type="string">
            <text:p><text:s text:c="2"/>(min, avg, max) = (1,369, 1,480, 1,761), stdev = 0,149</text:p>
          </table:table-cell>
          <table:table-cell/>
        </table:table-row>
        <table:table-row table:style-name="ro1">
          <table:table-cell office:value-type="string" calcext:value-type="string">
            <text:p><text:s text:c="2"/>CI (99.9%): [1,256, 1,705] (assumes normal distribution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# Run complete. Total time: 00:09: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EMBER: The numbers below are just data. To gain reusable insights, you need to follow up on</text:p>
          </table:table-cell>
          <table:table-cell/>
        </table:table-row>
        <table:table-row table:style-name="ro1">
          <table:table-cell office:value-type="string" calcext:value-type="string">
            <text:p>why the numbers are the way they are. Use profilers (see -prof, -lprof), design factorial</text:p>
          </table:table-cell>
          <table:table-cell/>
        </table:table-row>
        <table:table-row table:style-name="ro1">
          <table:table-cell office:value-type="string" calcext:value-type="string">
            <text:p>experiments, perform baseline and negative tests that provide experimental control, make sure</text:p>
          </table:table-cell>
          <table:table-cell/>
        </table:table-row>
        <table:table-row table:style-name="ro1">
          <table:table-cell office:value-type="string" calcext:value-type="string">
            <text:p>the benchmarking environment is safe on JVM/OS/HW level, ask for reviews from the domain experts.</text:p>
          </table:table-cell>
          <table:table-cell/>
        </table:table-row>
        <table:table-row table:style-name="ro1">
          <table:table-cell office:value-type="string" calcext:value-type="string">
            <text:p>Do not assume the numbers tell you what you want them to tell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nchmark <text:s text:c="24"/>Mode <text:s/>Cnt <text:s/>Score <text:s text:c="2"/>Error <text:s/>Units</text:p>
          </table:table-cell>
          <table:table-cell/>
        </table:table-row>
        <table:table-row table:style-name="ro1">
          <table:table-cell office:value-type="string" calcext:value-type="string">
            <text:p>DemoApplicationsTests.deleteById <text:s/>avgt <text:s text:c="2"/>10 <text:s/>1,577 ± 0,271 <text:s/>ms/op</text:p>
          </table:table-cell>
          <table:table-cell/>
        </table:table-row>
        <table:table-row table:style-name="ro1">
          <table:table-cell office:value-type="string" calcext:value-type="string">
            <text:p>DemoApplicationsTests.findById <text:s text:c="3"/>avgt <text:s text:c="2"/>10 <text:s/>0,494 ± 0,013 <text:s/>ms/op</text:p>
          </table:table-cell>
          <table:table-cell/>
        </table:table-row>
        <table:table-row table:style-name="ro1">
          <table:table-cell office:value-type="string" calcext:value-type="string">
            <text:p>DemoApplicationsTests.insert <text:s text:c="5"/>avgt <text:s text:c="2"/>10 <text:s/>1,386 ± 0,238 <text:s/>ms/op</text:p>
          </table:table-cell>
          <table:table-cell/>
        </table:table-row>
        <table:table-row table:style-name="ro1">
          <table:table-cell office:value-type="string" calcext:value-type="string">
            <text:p>DemoApplicationsTests.update <text:s text:c="5"/>avgt <text:s text:c="2"/>10 <text:s/>1,480 ± 0,225 <text:s/>ms/op</text:p>
          </table:table-cell>
          <table:table-cell/>
        </table:table-row>
        <table:table-row table:style-name="ro1">
          <table:table-cell office:value-type="string" calcext:value-type="string">
            <text:p>2020-08-18 21:29:48.742 <text:s/>INFO 17667 --- [ <text:s text:c="6"/>Thread-3] j.LocalContainerEntityManagerFactoryBean : Closing JPA EntityManagerFactory for persistence unit 'default'</text:p>
          </table:table-cell>
          <table:table-cell/>
        </table:table-row>
        <table:table-row table:style-name="ro1">
          <table:table-cell office:value-type="string" calcext:value-type="string">
            <text:p>2020-08-18 21:29:48.747 <text:s/>INFO 17667 --- [ <text:s text:c="6"/>Thread-3] com.zaxxer.hikari.HikariDataSource <text:s text:c="6"/>: HikariPool-1 - Shutdown initiated...</text:p>
          </table:table-cell>
          <table:table-cell/>
        </table:table-row>
        <table:table-row table:style-name="ro1">
          <table:table-cell office:value-type="string" calcext:value-type="string">
            <text:p>2020-08-18 21:29:48.749 <text:s/>INFO 17667 --- [ <text:s text:c="6"/>Thread-3] com.zaxxer.hikari.HikariDataSource <text:s text:c="6"/>: HikariPool-1 - Shutdown comple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ess finished with exit code 0</text:p>
          </table:table-cell>
          <table:table-cell/>
        </table:table-row>
      </table:table>
      <table:table table:name="JDBC" table:style-name="ta1">
        <table:table-column table:style-name="co1" table:default-cell-style-name="Default"/>
        <table:table-row table:style-name="ro1">
          <table:table-cell office:value-type="string" calcext:value-type="string">
            <text:p>21:33:44.216 [main] INFO org.springframework.boot.test.context.SpringBootTestContextBootstrapper - Loaded default TestExecutionListener class names from location [META-INF/spring.factories]: [org.springframework.boot.test.mock.mockito.MockitoTestExecutionListener, org.springframework.boot.test.mock.mockito.ResetMocksTestExecutionListener, org.springframework.boot.test.autoconfigure.restdocs.RestDocsTestExecutionListener, org.springframework.boot.test.autoconfigure.web.client.MockRestServiceServerResetTestExecutionListener, org.springframework.boot.test.autoconfigure.web.servlet.MockMvcPrintOnlyOnFailureTestExecutionListener, org.springframework.boot.test.autoconfigure.web.servlet.WebDriverTestExecutionListener, org.springframework.test.context.web.ServletTestExecutionListener, org.springframework.test.context.support.DirtiesContextBeforeModesTestExecutionListener, org.springframework.test.context.support.DependencyInjectionTestExecutionListener, org.springframework.test.context.support.DirtiesContextTestExecutionListener, org.springframework.test.context.transaction.TransactionalTestExecutionListener, org.springframework.test.context.jdbc.SqlScriptsTestExecutionListener]</text:p>
          </table:table-cell>
        </table:table-row>
        <table:table-row table:style-name="ro1">
          <table:table-cell office:value-type="string" calcext:value-type="string">
            <text:p>21:33:44.226 [main] DEBUG org.springframework.boot.test.context.SpringBootTestContextBootstrapper - Skipping candidate TestExecutionListener [org.springframework.test.context.web.ServletTestExecutionListener] due to a missing dependency. Specify custom listener classes or make the default listener classes and their required dependencies available. Offending class: [javax/servlet/ServletContext]</text:p>
          </table:table-cell>
        </table:table-row>
        <table:table-row table:style-name="ro1">
          <table:table-cell office:value-type="string" calcext:value-type="string">
            <text:p>21:33:44.235 [main] INFO org.springframework.boot.test.context.SpringBootTestContextBootstrapper - Using TestExecutionListeners: [org.springframework.test.context.support.DirtiesContextBeforeModesTestExecutionListener@8c3b9d, org.springframework.boot.test.mock.mockito.MockitoTestExecutionListener@4c39bec8, org.springframework.boot.test.autoconfigure.SpringBootDependencyInjectionTestExecutionListener@f79e, org.springframework.test.context.support.DirtiesContextTestExecutionListener@7ee8290b, org.springframework.test.context.transaction.TransactionalTestExecutionListener@1f59a598, org.springframework.test.context.jdbc.SqlScriptsTestExecutionListener@1e178745, org.springframework.boot.test.mock.mockito.ResetMocksTestExecutionListener@192c3f1e, org.springframework.boot.test.autoconfigure.restdocs.RestDocsTestExecutionListener@26b3fd41, org.springframework.boot.test.autoconfigure.web.client.MockRestServiceServerResetTestExecutionListener@7494f96a, org.springframework.boot.test.autoconfigure.web.servlet.MockMvcPrintOnlyOnFailureTestExecutionListener@561b6512, org.springframework.boot.test.autoconfigure.web.servlet.WebDriverTestExecutionListener@2e377400]</text:p>
          </table:table-cell>
        </table:table-row>
        <table:table-row table:style-name="ro1">
          <table:table-cell office:value-type="string" calcext:value-type="string">
            <text:p>21:33:44.238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1:33:44.239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1:33:44.262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1:33:44.263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1:33:44.270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1:33:44.271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1:33:44.271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1:33:44.274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1:33:44.284 [main] DEBUG org.springframework.test.context.support.AbstractDirtiesContextTestExecutionListener - Before test class: context [DefaultTestContext@157853da testClass = DemoApplicationsTests, testInstance = [null], testMethod = [null], testException = [null], mergedContextConfiguration = [MergedContextConfiguration@71c3b41 testClass = DemoApplicationsTests, locations = '{}', classes = '{class com.example.demo.Jdbc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b3d7190, org.springframework.boot.test.json.DuplicateJsonObjectContextCustomizerFactory$DuplicateJsonObjectContextCustomizer@fe18270, org.springframework.boot.test.mock.mockito.MockitoContextCustomizer@0, org.springframework.boot.test.web.client.TestRestTemplateContextCustomizer@2f8f5f62, org.springframework.boot.test.autoconfigure.properties.PropertyMappingContextCustomizer@0, org.springframework.boot.test.autoconfigure.web.servlet.WebDriverContextCustomizerFactory$Customizer@60438a68], contextLoader = 'org.springframework.boot.test.context.SpringBootContextLoader', parent = [null]], attributes = map[[empty]]], class annotated with @DirtiesContext [false] with mode [null].</text:p>
          </table:table-cell>
        </table:table-row>
        <table:table-row table:style-name="ro1">
          <table:table-cell office:value-type="string" calcext:value-type="string">
            <text:p>21:33:44.285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1:33:44.285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1:33:44.296 [main] DEBUG org.springframework.test.context.support.DependencyInjectionTestExecutionListener - Performing dependency injection for test context [[DefaultTestContext@157853da testClass = DemoApplicationsTests, testInstance = com.example.demo.DemoApplicationsTests@6c779568, testMethod = [null], testException = [null], mergedContextConfiguration = [MergedContextConfiguration@71c3b41 testClass = DemoApplicationsTests, locations = '{}', classes = '{class com.example.demo.Jdbc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b3d7190, org.springframework.boot.test.json.DuplicateJsonObjectContextCustomizerFactory$DuplicateJsonObjectContextCustomizer@fe18270, org.springframework.boot.test.mock.mockito.MockitoContextCustomizer@0, org.springframework.boot.test.web.client.TestRestTemplateContextCustomizer@2f8f5f62, org.springframework.boot.test.autoconfigure.properties.PropertyMappingContextCustomizer@0, org.springframework.boot.test.autoconfigure.web.servlet.WebDriverContextCustomizerFactory$Customizer@60438a68], contextLoader = 'org.springframework.boot.test.context.SpringBootContextLoader', parent = [null]], attributes = map[[empty]]]].</text:p>
          </table:table-cell>
        </table:table-row>
        <table:table-row table:style-name="ro1">
          <table:table-cell office:value-type="string" calcext:value-type="string">
            <text:p>21:33:44.350 [main] DEBUG org.springframework.test.context.support.TestPropertySourceUtils - Adding inlined properties to environment: {spring.jmx.enabled=false, org.springframework.boot.test.context.SpringBootTestContextBootstrapper=true, server.port=-1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. <text:s text:c="2"/>____ <text:s text:c="9"/>_ <text:s text:c="11"/>__ _ _</text:p>
          </table:table-cell>
        </table:table-row>
        <table:table-row table:style-name="ro1">
          <table:table-cell office:value-type="string" calcext:value-type="string">
            <text:p><text:s/>/\\ / ___'_ __ _ _(_)_ __ <text:s/>__ _ \ \ \ \</text:p>
          </table:table-cell>
        </table:table-row>
        <table:table-row table:style-name="ro1">
          <table:table-cell office:value-type="string" calcext:value-type="string">
            <text:p>( ( )\___ | '_ | '_| | '_ \/ _` | \ \ \ \</text:p>
          </table:table-cell>
        </table:table-row>
        <table:table-row table:style-name="ro1">
          <table:table-cell office:value-type="string" calcext:value-type="string">
            <text:p><text:s/>\\/ <text:s/>___)| |_)| | | | | || (_| | <text:s/>) ) ) )</text:p>
          </table:table-cell>
        </table:table-row>
        <table:table-row table:style-name="ro1">
          <table:table-cell office:value-type="string" calcext:value-type="string">
            <text:p><text:s text:c="2"/>' <text:s/>|____| .__|_| |_|_| |_\__, | / / / /</text:p>
          </table:table-cell>
        </table:table-row>
        <table:table-row table:style-name="ro1">
          <table:table-cell office:value-type="string" calcext:value-type="string">
            <text:p><text:s/>=========|_|==============|___/=/_/_/_/</text:p>
          </table:table-cell>
        </table:table-row>
        <table:table-row table:style-name="ro1">
          <table:table-cell office:value-type="string" calcext:value-type="string">
            <text:p><text:s/>:: Spring Boot :: <text:s text:c="7"/>(v2.1.8.RELEAS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20-08-18 21:33:44.933 <text:s/>INFO 18689 --- [ <text:s text:c="10"/>main] com.example.demo.DemoApplicationsTests <text:s text:c="2"/>: Starting DemoApplicationsTests on nb-003846 with PID 18689 (started by janderson in /home/janderson/colombo/others-projects/jdbi-benchmark/jdbc)</text:p>
          </table:table-cell>
        </table:table-row>
        <table:table-row table:style-name="ro1">
          <table:table-cell office:value-type="string" calcext:value-type="string">
            <text:p>2020-08-18 21:33:44.936 <text:s/>INFO 18689 --- [ <text:s text:c="10"/>main] com.example.demo.DemoApplicationsTests <text:s text:c="2"/>: No active profile set, falling back to default profiles: default</text:p>
          </table:table-cell>
        </table:table-row>
        <table:table-row table:style-name="ro1">
          <table:table-cell office:value-type="string" calcext:value-type="string">
            <text:p>2020-08-18 21:33:46.324 <text:s/>INFO 18689 --- [ <text:s text:c="10"/>main] com.example.demo.DemoApplicationsTests <text:s text:c="2"/>: Started DemoApplicationsTests in 1.969 seconds (JVM running for 3.585)</text:p>
          </table:table-cell>
        </table:table-row>
        <table:table-row table:style-name="ro1">
          <table:table-cell office:value-type="string" calcext:value-type="string">
            <text:p>WARNING: An illegal reflective access operation has occurred</text:p>
          </table:table-cell>
        </table:table-row>
        <table:table-row table:style-name="ro1">
          <table:table-cell office:value-type="string" calcext:value-type="string">
            <text:p>WARNING: Illegal reflective access by org.openjdk.jmh.util.Utils (file:/home/janderson/.m2/repository/org/openjdk/jmh/jmh-core/1.22/jmh-core-1.22.jar) to field java.io.PrintStream.charOut</text:p>
          </table:table-cell>
        </table:table-row>
        <table:table-row table:style-name="ro1">
          <table:table-cell office:value-type="string" calcext:value-type="string">
            <text:p>WARNING: Please consider reporting this to the maintainers of org.openjdk.jmh.util.Utils</text:p>
          </table:table-cell>
        </table:table-row>
        <table:table-row table:style-name="ro1">
          <table:table-cell office:value-type="string" calcext:value-type="string">
            <text:p>WARNING: Use --illegal-access=warn to enable warnings of further illegal reflective access operations</text:p>
          </table:table-cell>
        </table:table-row>
        <table:table-row table:style-name="ro1">
          <table:table-cell office:value-type="string" calcext:value-type="string">
            <text:p>WARNING: All illegal access operations will be denied in a future release</text:p>
          </table:table-cell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4, OpenJDK 64-Bit Server VM, 14+36-1461</text:p>
          </table:table-cell>
        </table:table-row>
        <table:table-row table:style-name="ro1">
          <table:table-cell office:value-type="string" calcext:value-type="string">
            <text:p># VM invoker: /usr/lib/jvm/openjdk-14/bin/java</text:p>
          </table:table-cell>
        </table:table-row>
        <table:table-row table:style-name="ro1">
          <table:table-cell office:value-type="string" calcext:value-type="string">
            <text:p># VM options: -Dvisualvm.id=8683098235268 -ea -Didea.test.cyclic.buffer.size=1048576 -javaagent:/snap/intellij-idea-community/246/lib/idea_rt.jar=45821:/snap/intellij-idea-community/246/bin -Dfile.encoding=UTF-8</text:p>
          </table:table-cell>
        </table:table-row>
        <table:table-row table:style-name="ro1">
          <table:table-cell office:value-type="string" calcext:value-type="string">
            <text:p># Warmup: 3 iterations, 10 s each</text:p>
          </table:table-cell>
        </table:table-row>
        <table:table-row table:style-name="ro1">
          <table:table-cell office:value-type="string" calcext:value-type="string">
            <text:p># Measurement: 10 iterations, 10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deleteBy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0,00% complete, ETA 00:08:40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2020-08-18 21:33:47.339 <text:s/>INFO 18689 --- [Id-jmh-worker-1] com.zaxxer.hikari.HikariDataSource <text:s text:c="6"/>: HikariPool-1 - Starting...</text:p>
          </table:table-cell>
        </table:table-row>
        <table:table-row table:style-name="ro1">
          <table:table-cell office:value-type="string" calcext:value-type="string">
            <text:p>2020-08-18 21:33:47.445 <text:s/>INFO 18689 --- [Id-jmh-worker-1] com.zaxxer.hikari.HikariDataSource <text:s text:c="6"/>: HikariPool-1 - Start completed.</text:p>
          </table:table-cell>
        </table:table-row>
        <table:table-row table:style-name="ro1">
          <table:table-cell office:value-type="string" calcext:value-type="string">
            <text:p>1,214 ms/op</text:p>
          </table:table-cell>
        </table:table-row>
        <table:table-row table:style-name="ro1">
          <table:table-cell office:value-type="string" calcext:value-type="string">
            <text:p># Warmup Iteration <text:s text:c="2"/>2: 1,178 ms/op</text:p>
          </table:table-cell>
        </table:table-row>
        <table:table-row table:style-name="ro1">
          <table:table-cell office:value-type="string" calcext:value-type="string">
            <text:p># Warmup Iteration <text:s text:c="2"/>3: 1,238 ms/op</text:p>
          </table:table-cell>
        </table:table-row>
        <table:table-row table:style-name="ro1">
          <table:table-cell office:value-type="string" calcext:value-type="string">
            <text:p>Iteration <text:s text:c="2"/>1: 1,196 ms/op</text:p>
          </table:table-cell>
        </table:table-row>
        <table:table-row table:style-name="ro1">
          <table:table-cell office:value-type="string" calcext:value-type="string">
            <text:p>Iteration <text:s text:c="2"/>2: 1,264 ms/op</text:p>
          </table:table-cell>
        </table:table-row>
        <table:table-row table:style-name="ro1">
          <table:table-cell office:value-type="string" calcext:value-type="string">
            <text:p>Iteration <text:s text:c="2"/>3: 1,445 ms/op</text:p>
          </table:table-cell>
        </table:table-row>
        <table:table-row table:style-name="ro1">
          <table:table-cell office:value-type="string" calcext:value-type="string">
            <text:p>Iteration <text:s text:c="2"/>4: 1,207 ms/op</text:p>
          </table:table-cell>
        </table:table-row>
        <table:table-row table:style-name="ro1">
          <table:table-cell office:value-type="string" calcext:value-type="string">
            <text:p>Iteration <text:s text:c="2"/>5: 1,248 ms/op</text:p>
          </table:table-cell>
        </table:table-row>
        <table:table-row table:style-name="ro1">
          <table:table-cell office:value-type="string" calcext:value-type="string">
            <text:p>Iteration <text:s text:c="2"/>6: 1,267 ms/op</text:p>
          </table:table-cell>
        </table:table-row>
        <table:table-row table:style-name="ro1">
          <table:table-cell office:value-type="string" calcext:value-type="string">
            <text:p>Iteration <text:s text:c="2"/>7: 1,452 ms/op</text:p>
          </table:table-cell>
        </table:table-row>
        <table:table-row table:style-name="ro1">
          <table:table-cell office:value-type="string" calcext:value-type="string">
            <text:p>Iteration <text:s text:c="2"/>8: 1,307 ms/op</text:p>
          </table:table-cell>
        </table:table-row>
        <table:table-row table:style-name="ro1">
          <table:table-cell office:value-type="string" calcext:value-type="string">
            <text:p>Iteration <text:s text:c="2"/>9: 1,198 ms/op</text:p>
          </table:table-cell>
        </table:table-row>
        <table:table-row table:style-name="ro1">
          <table:table-cell office:value-type="string" calcext:value-type="string">
            <text:p>Iteration <text:s/>10: 1,317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deleteById":</text:p>
          </table:table-cell>
        </table:table-row>
        <table:table-row table:style-name="ro1">
          <table:table-cell office:value-type="string" calcext:value-type="string">
            <text:p><text:s text:c="2"/>1,290 ±(99.9%) 0,142 ms/op [Average]</text:p>
          </table:table-cell>
        </table:table-row>
        <table:table-row table:style-name="ro1">
          <table:table-cell office:value-type="string" calcext:value-type="string">
            <text:p><text:s text:c="2"/>(min, avg, max) = (1,196, 1,290, 1,452), stdev = 0,094</text:p>
          </table:table-cell>
        </table:table-row>
        <table:table-row table:style-name="ro1">
          <table:table-cell office:value-type="string" calcext:value-type="string">
            <text:p><text:s text:c="2"/>CI (99.9%): [1,149, 1,432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4, OpenJDK 64-Bit Server VM, 14+36-1461</text:p>
          </table:table-cell>
        </table:table-row>
        <table:table-row table:style-name="ro1">
          <table:table-cell office:value-type="string" calcext:value-type="string">
            <text:p># VM invoker: /usr/lib/jvm/openjdk-14/bin/java</text:p>
          </table:table-cell>
        </table:table-row>
        <table:table-row table:style-name="ro1">
          <table:table-cell office:value-type="string" calcext:value-type="string">
            <text:p># VM options: -Dvisualvm.id=8683098235268 -ea -Didea.test.cyclic.buffer.size=1048576 -javaagent:/snap/intellij-idea-community/246/lib/idea_rt.jar=45821:/snap/intellij-idea-community/246/bin -Dfile.encoding=UTF-8</text:p>
          </table:table-cell>
        </table:table-row>
        <table:table-row table:style-name="ro1">
          <table:table-cell office:value-type="string" calcext:value-type="string">
            <text:p># Warmup: 3 iterations, 10 s each</text:p>
          </table:table-cell>
        </table:table-row>
        <table:table-row table:style-name="ro1">
          <table:table-cell office:value-type="string" calcext:value-type="string">
            <text:p># Measurement: 10 iterations, 10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findBy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25,00% complete, ETA 00:06:56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0,294 ms/op</text:p>
          </table:table-cell>
        </table:table-row>
        <table:table-row table:style-name="ro1">
          <table:table-cell office:value-type="string" calcext:value-type="string">
            <text:p># Warmup Iteration <text:s text:c="2"/>2: 0,332 ms/op</text:p>
          </table:table-cell>
        </table:table-row>
        <table:table-row table:style-name="ro1">
          <table:table-cell office:value-type="string" calcext:value-type="string">
            <text:p># Warmup Iteration <text:s text:c="2"/>3: 0,397 ms/op</text:p>
          </table:table-cell>
        </table:table-row>
        <table:table-row table:style-name="ro1">
          <table:table-cell office:value-type="string" calcext:value-type="string">
            <text:p>Iteration <text:s text:c="2"/>1: 0,432 ms/op</text:p>
          </table:table-cell>
        </table:table-row>
        <table:table-row table:style-name="ro1">
          <table:table-cell office:value-type="string" calcext:value-type="string">
            <text:p>Iteration <text:s text:c="2"/>2: 0,314 ms/op</text:p>
          </table:table-cell>
        </table:table-row>
        <table:table-row table:style-name="ro1">
          <table:table-cell office:value-type="string" calcext:value-type="string">
            <text:p>Iteration <text:s text:c="2"/>3: 0,318 ms/op</text:p>
          </table:table-cell>
        </table:table-row>
        <table:table-row table:style-name="ro1">
          <table:table-cell office:value-type="string" calcext:value-type="string">
            <text:p>Iteration <text:s text:c="2"/>4: 0,433 ms/op</text:p>
          </table:table-cell>
        </table:table-row>
        <table:table-row table:style-name="ro1">
          <table:table-cell office:value-type="string" calcext:value-type="string">
            <text:p>Iteration <text:s text:c="2"/>5: 0,290 ms/op</text:p>
          </table:table-cell>
        </table:table-row>
        <table:table-row table:style-name="ro1">
          <table:table-cell office:value-type="string" calcext:value-type="string">
            <text:p>Iteration <text:s text:c="2"/>6: 0,344 ms/op</text:p>
          </table:table-cell>
        </table:table-row>
        <table:table-row table:style-name="ro1">
          <table:table-cell office:value-type="string" calcext:value-type="string">
            <text:p>Iteration <text:s text:c="2"/>7: 0,373 ms/op</text:p>
          </table:table-cell>
        </table:table-row>
        <table:table-row table:style-name="ro1">
          <table:table-cell office:value-type="string" calcext:value-type="string">
            <text:p>Iteration <text:s text:c="2"/>8: 0,282 ms/op</text:p>
          </table:table-cell>
        </table:table-row>
        <table:table-row table:style-name="ro1">
          <table:table-cell office:value-type="string" calcext:value-type="string">
            <text:p>Iteration <text:s text:c="2"/>9: 0,287 ms/op</text:p>
          </table:table-cell>
        </table:table-row>
        <table:table-row table:style-name="ro1">
          <table:table-cell office:value-type="string" calcext:value-type="string">
            <text:p>Iteration <text:s/>10: 0,321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findById":</text:p>
          </table:table-cell>
        </table:table-row>
        <table:table-row table:style-name="ro1">
          <table:table-cell office:value-type="string" calcext:value-type="string">
            <text:p><text:s text:c="2"/>0,340 ±(99.9%) 0,085 ms/op [Average]</text:p>
          </table:table-cell>
        </table:table-row>
        <table:table-row table:style-name="ro1">
          <table:table-cell office:value-type="string" calcext:value-type="string">
            <text:p><text:s text:c="2"/>(min, avg, max) = (0,282, 0,340, 0,433), stdev = 0,056</text:p>
          </table:table-cell>
        </table:table-row>
        <table:table-row table:style-name="ro1">
          <table:table-cell office:value-type="string" calcext:value-type="string">
            <text:p><text:s text:c="2"/>CI (99.9%): [0,255, 0,424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4, OpenJDK 64-Bit Server VM, 14+36-1461</text:p>
          </table:table-cell>
        </table:table-row>
        <table:table-row table:style-name="ro1">
          <table:table-cell office:value-type="string" calcext:value-type="string">
            <text:p># VM invoker: /usr/lib/jvm/openjdk-14/bin/java</text:p>
          </table:table-cell>
        </table:table-row>
        <table:table-row table:style-name="ro1">
          <table:table-cell office:value-type="string" calcext:value-type="string">
            <text:p># VM options: -Dvisualvm.id=8683098235268 -ea -Didea.test.cyclic.buffer.size=1048576 -javaagent:/snap/intellij-idea-community/246/lib/idea_rt.jar=45821:/snap/intellij-idea-community/246/bin -Dfile.encoding=UTF-8</text:p>
          </table:table-cell>
        </table:table-row>
        <table:table-row table:style-name="ro1">
          <table:table-cell office:value-type="string" calcext:value-type="string">
            <text:p># Warmup: 3 iterations, 10 s each</text:p>
          </table:table-cell>
        </table:table-row>
        <table:table-row table:style-name="ro1">
          <table:table-cell office:value-type="string" calcext:value-type="string">
            <text:p># Measurement: 10 iterations, 10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ins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50,00% complete, ETA 00:04:37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1,184 ms/op</text:p>
          </table:table-cell>
        </table:table-row>
        <table:table-row table:style-name="ro1">
          <table:table-cell office:value-type="string" calcext:value-type="string">
            <text:p># Warmup Iteration <text:s text:c="2"/>2: 1,183 ms/op</text:p>
          </table:table-cell>
        </table:table-row>
        <table:table-row table:style-name="ro1">
          <table:table-cell office:value-type="string" calcext:value-type="string">
            <text:p># Warmup Iteration <text:s text:c="2"/>3: 1,137 ms/op</text:p>
          </table:table-cell>
        </table:table-row>
        <table:table-row table:style-name="ro1">
          <table:table-cell office:value-type="string" calcext:value-type="string">
            <text:p>Iteration <text:s text:c="2"/>1: 1,169 ms/op</text:p>
          </table:table-cell>
        </table:table-row>
        <table:table-row table:style-name="ro1">
          <table:table-cell office:value-type="string" calcext:value-type="string">
            <text:p>Iteration <text:s text:c="2"/>2: 1,249 ms/op</text:p>
          </table:table-cell>
        </table:table-row>
        <table:table-row table:style-name="ro1">
          <table:table-cell office:value-type="string" calcext:value-type="string">
            <text:p>Iteration <text:s text:c="2"/>3: 1,645 ms/op</text:p>
          </table:table-cell>
        </table:table-row>
        <table:table-row table:style-name="ro1">
          <table:table-cell office:value-type="string" calcext:value-type="string">
            <text:p>Iteration <text:s text:c="2"/>4: 1,148 ms/op</text:p>
          </table:table-cell>
        </table:table-row>
        <table:table-row table:style-name="ro1">
          <table:table-cell office:value-type="string" calcext:value-type="string">
            <text:p>Iteration <text:s text:c="2"/>5: 1,148 ms/op</text:p>
          </table:table-cell>
        </table:table-row>
        <table:table-row table:style-name="ro1">
          <table:table-cell office:value-type="string" calcext:value-type="string">
            <text:p>Iteration <text:s text:c="2"/>6: 1,162 ms/op</text:p>
          </table:table-cell>
        </table:table-row>
        <table:table-row table:style-name="ro1">
          <table:table-cell office:value-type="string" calcext:value-type="string">
            <text:p>Iteration <text:s text:c="2"/>7: 1,505 ms/op</text:p>
          </table:table-cell>
        </table:table-row>
        <table:table-row table:style-name="ro1">
          <table:table-cell office:value-type="string" calcext:value-type="string">
            <text:p>Iteration <text:s text:c="2"/>8: 1,217 ms/op</text:p>
          </table:table-cell>
        </table:table-row>
        <table:table-row table:style-name="ro1">
          <table:table-cell office:value-type="string" calcext:value-type="string">
            <text:p>Iteration <text:s text:c="2"/>9: 2,406 ms/op</text:p>
          </table:table-cell>
        </table:table-row>
        <table:table-row table:style-name="ro1">
          <table:table-cell office:value-type="string" calcext:value-type="string">
            <text:p>Iteration <text:s/>10: 2,414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insert":</text:p>
          </table:table-cell>
        </table:table-row>
        <table:table-row table:style-name="ro1">
          <table:table-cell office:value-type="string" calcext:value-type="string">
            <text:p><text:s text:c="2"/>1,506 ±(99.9%) 0,763 ms/op [Average]</text:p>
          </table:table-cell>
        </table:table-row>
        <table:table-row table:style-name="ro1">
          <table:table-cell office:value-type="string" calcext:value-type="string">
            <text:p><text:s text:c="2"/>(min, avg, max) = (1,148, 1,506, 2,414), stdev = 0,505</text:p>
          </table:table-cell>
        </table:table-row>
        <table:table-row table:style-name="ro1">
          <table:table-cell office:value-type="string" calcext:value-type="string">
            <text:p><text:s text:c="2"/>CI (99.9%): [0,743, 2,270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4, OpenJDK 64-Bit Server VM, 14+36-1461</text:p>
          </table:table-cell>
        </table:table-row>
        <table:table-row table:style-name="ro1">
          <table:table-cell office:value-type="string" calcext:value-type="string">
            <text:p># VM invoker: /usr/lib/jvm/openjdk-14/bin/java</text:p>
          </table:table-cell>
        </table:table-row>
        <table:table-row table:style-name="ro1">
          <table:table-cell office:value-type="string" calcext:value-type="string">
            <text:p># VM options: -Dvisualvm.id=8683098235268 -ea -Didea.test.cyclic.buffer.size=1048576 -javaagent:/snap/intellij-idea-community/246/lib/idea_rt.jar=45821:/snap/intellij-idea-community/246/bin -Dfile.encoding=UTF-8</text:p>
          </table:table-cell>
        </table:table-row>
        <table:table-row table:style-name="ro1">
          <table:table-cell office:value-type="string" calcext:value-type="string">
            <text:p># Warmup: 3 iterations, 10 s each</text:p>
          </table:table-cell>
        </table:table-row>
        <table:table-row table:style-name="ro1">
          <table:table-cell office:value-type="string" calcext:value-type="string">
            <text:p># Measurement: 10 iterations, 10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upda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75,00% complete, ETA 00:02:18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1,331 ms/op</text:p>
          </table:table-cell>
        </table:table-row>
        <table:table-row table:style-name="ro1">
          <table:table-cell office:value-type="string" calcext:value-type="string">
            <text:p># Warmup Iteration <text:s text:c="2"/>2: 1,191 ms/op</text:p>
          </table:table-cell>
        </table:table-row>
        <table:table-row table:style-name="ro1">
          <table:table-cell office:value-type="string" calcext:value-type="string">
            <text:p># Warmup Iteration <text:s text:c="2"/>3: 1,121 ms/op</text:p>
          </table:table-cell>
        </table:table-row>
        <table:table-row table:style-name="ro1">
          <table:table-cell office:value-type="string" calcext:value-type="string">
            <text:p>Iteration <text:s text:c="2"/>1: 1,373 ms/op</text:p>
          </table:table-cell>
        </table:table-row>
        <table:table-row table:style-name="ro1">
          <table:table-cell office:value-type="string" calcext:value-type="string">
            <text:p>Iteration <text:s text:c="2"/>2: 1,390 ms/op</text:p>
          </table:table-cell>
        </table:table-row>
        <table:table-row table:style-name="ro1">
          <table:table-cell office:value-type="string" calcext:value-type="string">
            <text:p>Iteration <text:s text:c="2"/>3: 1,409 ms/op</text:p>
          </table:table-cell>
        </table:table-row>
        <table:table-row table:style-name="ro1">
          <table:table-cell office:value-type="string" calcext:value-type="string">
            <text:p>Iteration <text:s text:c="2"/>4: 1,287 ms/op</text:p>
          </table:table-cell>
        </table:table-row>
        <table:table-row table:style-name="ro1">
          <table:table-cell office:value-type="string" calcext:value-type="string">
            <text:p>Iteration <text:s text:c="2"/>5: 1,477 ms/op</text:p>
          </table:table-cell>
        </table:table-row>
        <table:table-row table:style-name="ro1">
          <table:table-cell office:value-type="string" calcext:value-type="string">
            <text:p>Iteration <text:s text:c="2"/>6: 1,399 ms/op</text:p>
          </table:table-cell>
        </table:table-row>
        <table:table-row table:style-name="ro1">
          <table:table-cell office:value-type="string" calcext:value-type="string">
            <text:p>Iteration <text:s text:c="2"/>7: 1,370 ms/op</text:p>
          </table:table-cell>
        </table:table-row>
        <table:table-row table:style-name="ro1">
          <table:table-cell office:value-type="string" calcext:value-type="string">
            <text:p>Iteration <text:s text:c="2"/>8: 1,238 ms/op</text:p>
          </table:table-cell>
        </table:table-row>
        <table:table-row table:style-name="ro1">
          <table:table-cell office:value-type="string" calcext:value-type="string">
            <text:p>Iteration <text:s text:c="2"/>9: 1,482 ms/op</text:p>
          </table:table-cell>
        </table:table-row>
        <table:table-row table:style-name="ro1">
          <table:table-cell office:value-type="string" calcext:value-type="string">
            <text:p>Iteration <text:s/>10: 1,390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update":</text:p>
          </table:table-cell>
        </table:table-row>
        <table:table-row table:style-name="ro1">
          <table:table-cell office:value-type="string" calcext:value-type="string">
            <text:p><text:s text:c="2"/>1,382 ±(99.9%) 0,113 ms/op [Average]</text:p>
          </table:table-cell>
        </table:table-row>
        <table:table-row table:style-name="ro1">
          <table:table-cell office:value-type="string" calcext:value-type="string">
            <text:p><text:s text:c="2"/>(min, avg, max) = (1,238, 1,382, 1,482), stdev = 0,075</text:p>
          </table:table-cell>
        </table:table-row>
        <table:table-row table:style-name="ro1">
          <table:table-cell office:value-type="string" calcext:value-type="string">
            <text:p><text:s text:c="2"/>CI (99.9%): [1,269, 1,495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Run complete. Total time: 00:09: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EMBER: The numbers below are just data. To gain reusable insights, you need to follow up on</text:p>
          </table:table-cell>
        </table:table-row>
        <table:table-row table:style-name="ro1">
          <table:table-cell office:value-type="string" calcext:value-type="string">
            <text:p>why the numbers are the way they are. Use profilers (see -prof, -lprof), design factorial</text:p>
          </table:table-cell>
        </table:table-row>
        <table:table-row table:style-name="ro1">
          <table:table-cell office:value-type="string" calcext:value-type="string">
            <text:p>experiments, perform baseline and negative tests that provide experimental control, make sure</text:p>
          </table:table-cell>
        </table:table-row>
        <table:table-row table:style-name="ro1">
          <table:table-cell office:value-type="string" calcext:value-type="string">
            <text:p>the benchmarking environment is safe on JVM/OS/HW level, ask for reviews from the domain experts.</text:p>
          </table:table-cell>
        </table:table-row>
        <table:table-row table:style-name="ro1">
          <table:table-cell office:value-type="string" calcext:value-type="string">
            <text:p>Do not assume the numbers tell you what you want them to tell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chmark <text:s text:c="24"/>Mode <text:s/>Cnt <text:s/>Score <text:s text:c="2"/>Error <text:s/>Units</text:p>
          </table:table-cell>
        </table:table-row>
        <table:table-row table:style-name="ro1">
          <table:table-cell office:value-type="string" calcext:value-type="string">
            <text:p>DemoApplicationsTests.deleteById <text:s/>avgt <text:s text:c="2"/>10 <text:s/>1,290 ± 0,142 <text:s/>ms/op</text:p>
          </table:table-cell>
        </table:table-row>
        <table:table-row table:style-name="ro1">
          <table:table-cell office:value-type="string" calcext:value-type="string">
            <text:p>DemoApplicationsTests.findById <text:s text:c="3"/>avgt <text:s text:c="2"/>10 <text:s/>0,340 ± 0,085 <text:s/>ms/op</text:p>
          </table:table-cell>
        </table:table-row>
        <table:table-row table:style-name="ro1">
          <table:table-cell office:value-type="string" calcext:value-type="string">
            <text:p>DemoApplicationsTests.insert <text:s text:c="5"/>avgt <text:s text:c="2"/>10 <text:s/>1,506 ± 0,763 <text:s/>ms/op</text:p>
          </table:table-cell>
        </table:table-row>
        <table:table-row table:style-name="ro1">
          <table:table-cell office:value-type="string" calcext:value-type="string">
            <text:p>DemoApplicationsTests.update <text:s text:c="5"/>avgt <text:s text:c="2"/>10 <text:s/>1,382 ± 0,113 <text:s/>ms/op</text:p>
          </table:table-cell>
        </table:table-row>
        <table:table-row table:style-name="ro1">
          <table:table-cell office:value-type="string" calcext:value-type="string">
            <text:p>2020-08-18 21:43:01.114 <text:s/>INFO 18689 --- [ <text:s text:c="6"/>Thread-2] com.zaxxer.hikari.HikariDataSource <text:s text:c="6"/>: HikariPool-1 - Shutdown initiated...</text:p>
          </table:table-cell>
        </table:table-row>
        <table:table-row table:style-name="ro1">
          <table:table-cell office:value-type="string" calcext:value-type="string">
            <text:p>2020-08-18 21:43:01.118 <text:s/>INFO 18689 --- [ <text:s text:c="6"/>Thread-2] com.zaxxer.hikari.HikariDataSource <text:s text:c="6"/>: HikariPool-1 - Shutdown completed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cess finished with exit code 0</text:p>
          </table:table-cell>
        </table:table-row>
      </table:table>
      <table:table table:name="JDBI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21:31:28.6465135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12:30.381131469</meta:creation-date>
    <dc:date>2020-08-18T21:56:24.693953573</dc:date>
    <meta:editing-duration>PT5H12M47S</meta:editing-duration>
    <meta:editing-cycles>54</meta:editing-cycles>
    <meta:generator>LibreOffice/6.0.7.3$Linux_X86_64 LibreOffice_project/00m0$Build-3</meta:generator>
    <meta:document-statistic meta:table-count="4" meta:cell-count="3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8cm" svg:y="0.316cm" chart:style-name="ch2">
          <text:p>Média de tempo / Operação</text:p>
        </chart:title>
        <chart:legend chart:legend-position="end" svg:x="12.837cm" svg:y="3.703cm" style:legend-expansion="high" chart:style-name="ch3"/>
        <chart:plot-area chart:style-name="ch4" table:cell-range-address="Resumo.A2:Resumo.D6" chart:data-source-has-labels="both" svg:x="1.331cm" svg:y="1.275cm" svg:width="11.186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94cm" svg:y="1.275cm" svg:width="10.696cm" svg:height="5.9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152cm" svg:y="8.019cm" chart:style-name="ch6">
              <text:p>Operação</text:p>
            </chart:title>
            <chart:categories table:cell-range-address="Resumo.A3:Resumo.A6"/>
          </chart:axis>
          <chart:axis chart:dimension="y" chart:name="primary-y" chart:style-name="ch7">
            <chart:title svg:x="0.451cm" svg:y="5.686cm" chart:style-name="ch8">
              <text:p>(Milisegundo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Resumo.B3:Resumo.B6" chart:label-cell-address="Resumo.B2:Resumo.B2" chart:class="chart:bar">
            <chart:data-point chart:repeated="4"/>
          </chart:series>
          <chart:series chart:style-name="ch11" chart:values-cell-range-address="Resumo.C3:Resumo.C6" chart:label-cell-address="Resumo.C2:Resumo.C2" chart:class="chart:bar">
            <chart:data-point chart:repeated="4"/>
          </chart:series>
          <chart:series chart:style-name="ch12" chart:values-cell-range-address="Resumo.D3:Resumo.D6" chart:label-cell-address="Resumo.D2:Resumo.D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  <draw:g>
                  <svg:desc>Resumo.B2:Resumo.B2</svg:desc>
                </draw:g>
              </table:table-cell>
              <table:table-cell office:value-type="string">
                <text:p>JDBI</text:p>
                <draw:g>
                  <svg:desc>Resumo.C2:Resumo.C2</svg:desc>
                </draw:g>
              </table:table-cell>
              <table:table-cell office:value-type="string">
                <text:p>Spring data Jpa</text:p>
                <draw:g>
                  <svg:desc>Resumo.D2:Resumo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</text:p>
                <draw:g>
                  <svg:desc>Resumo.A3:Resumo.A6</svg:desc>
                </draw:g>
              </table:table-cell>
              <table:table-cell office:value-type="float" office:value="1.506">
                <text:p>1.506</text:p>
                <draw:g>
                  <svg:desc>Resumo.B3:Resumo.B6</svg:desc>
                </draw:g>
              </table:table-cell>
              <table:table-cell office:value-type="float" office:value="1.63">
                <text:p>1.63</text:p>
                <draw:g>
                  <svg:desc>Resumo.C3:Resumo.C6</svg:desc>
                </draw:g>
              </table:table-cell>
              <table:table-cell office:value-type="float" office:value="1.386">
                <text:p>1.386</text:p>
                <draw:g>
                  <svg:desc>Resumo.D3:Resumo.D6</svg:desc>
                </draw:g>
              </table:table-cell>
            </table:table-row>
            <table:table-row>
              <table:table-cell office:value-type="string">
                <text:p>FindById</text:p>
              </table:table-cell>
              <table:table-cell office:value-type="float" office:value="0.34">
                <text:p>0.34</text:p>
              </table:table-cell>
              <table:table-cell office:value-type="float" office:value="0.97">
                <text:p>0.97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1.382">
                <text:p>1.382</text:p>
              </table:table-cell>
              <table:table-cell office:value-type="float" office:value="6.6">
                <text:p>6.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.29">
                <text:p>1.29</text:p>
              </table:table-cell>
              <table:table-cell office:value-type="float" office:value="1.1">
                <text:p>1.1</text:p>
              </table:table-cell>
              <table:table-cell office:value-type="float" office:value="1.577">
                <text:p>1.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3.703cm" style:legend-expansion="high" chart:style-name="ch2"/>
        <chart:plot-area chart:style-name="ch3" table:cell-range-address="Resumo.A22:Resumo.D27" chart:data-source-has-labels="both" svg:x="0.32cm" svg:y="0.18cm" svg:width="13.203cm" svg:height="8.64cm">
          <chartooo:coordinate-region svg:x="0.941cm" svg:y="0.379cm" svg:width="12.582cm" svg:height="8.242cm"/>
          <chart:axis chart:dimension="x" chart:name="primary-x" chart:style-name="ch4" chartooo:axis-type="auto">
            <chartooo:date-scale/>
            <chart:categories table:cell-range-address="Resumo.A23:Resumo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o.B23:Resumo.B27" chart:label-cell-address="Resumo.B22:Resumo.B22" chart:class="chart:bar">
            <chart:data-point chart:repeated="5"/>
          </chart:series>
          <chart:series chart:style-name="ch8" chart:values-cell-range-address="Resumo.C23:Resumo.C27" chart:label-cell-address="Resumo.C22:Resumo.C22" chart:class="chart:bar">
            <chart:data-point chart:repeated="5"/>
          </chart:series>
          <chart:series chart:style-name="ch9" chart:values-cell-range-address="Resumo.D23:Resumo.D27" chart:label-cell-address="Resumo.D22:Resumo.D2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Resumo.B22:Resumo.B22</svg:desc>
                </draw:g>
              </table:table-cell>
              <table:table-cell office:value-type="string">
                <text:p/>
                <draw:g>
                  <svg:desc>Resumo.C22:Resumo.C22</svg:desc>
                </draw:g>
              </table:table-cell>
              <table:table-cell office:value-type="string">
                <text:p/>
                <draw:g>
                  <svg:desc>Resumo.D22:Resumo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o.A23:Resumo.A27</svg:desc>
                </draw:g>
              </table:table-cell>
              <table:table-cell office:value-type="float" office:value="NaN">
                <text:p>NaN</text:p>
                <draw:g>
                  <svg:desc>Resumo.B23:Resumo.B27</svg:desc>
                </draw:g>
              </table:table-cell>
              <table:table-cell office:value-type="float" office:value="NaN">
                <text:p>NaN</text:p>
                <draw:g>
                  <svg:desc>Resumo.C23:Resumo.C27</svg:desc>
                </draw:g>
              </table:table-cell>
              <table:table-cell office:value-type="float" office:value="NaN">
                <text:p>NaN</text:p>
                <draw:g>
                  <svg:desc>Resumo.D23:Resumo.D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